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GRAM Onl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← Simply using a Count Vectoriz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5852229040716" calcext:value-type="float">
            <text:p>0.885852229040716</text:p>
          </table:table-cell>
          <table:table-cell table:number-columns-repeated="2" office:value-type="float" office:value="0.88348594884749" calcext:value-type="float">
            <text:p>0.88348594884749</text:p>
          </table:table-cell>
          <table:table-cell office:value-type="float" office:value="0.883237395852024" calcext:value-type="float">
            <text:p>0.883237395852024</text:p>
          </table:table-cell>
          <table:table-cell/>
          <table:table-cell office:value-type="string" calcext:value-type="string">
            <text:p>← Why does this happen? :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4373523019958" calcext:value-type="float">
            <text:p>0.894373523019958</text:p>
          </table:table-cell>
          <table:table-cell table:number-columns-repeated="2" office:value-type="float" office:value="0.877170824123776" calcext:value-type="float">
            <text:p>0.877170824123776</text:p>
          </table:table-cell>
          <table:table-cell office:value-type="float" office:value="0.875624072747213" calcext:value-type="float">
            <text:p>0.875624072747213</text:p>
          </table:table-cell>
          <table:table-cell/>
          <table:table-cell office:value-type="string" calcext:value-type="string">
            <text:p>← Merely Counts the NGRAM appearanc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98585092457609" calcext:value-type="float">
            <text:p>0.898585092457609</text:p>
          </table:table-cell>
          <table:table-cell table:number-columns-repeated="2" office:value-type="float" office:value="0.882222923902747" calcext:value-type="float">
            <text:p>0.882222923902747</text:p>
          </table:table-cell>
          <table:table-cell office:value-type="float" office:value="0.880823839680174" calcext:value-type="float">
            <text:p>0.880823839680174</text:p>
          </table:table-cell>
          <table:table-cell/>
          <table:table-cell office:value-type="string" calcext:value-type="string">
            <text:p>← no normalization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3984637640072" calcext:value-type="float">
            <text:p>0.883984637640072</text:p>
          </table:table-cell>
          <table:table-cell table:number-columns-repeated="2" office:value-type="float" office:value="0.873697505525734" calcext:value-type="float">
            <text:p>0.873697505525734</text:p>
          </table:table-cell>
          <table:table-cell office:value-type="float" office:value="0.872688593358964" calcext:value-type="float">
            <text:p>0.8726885933589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4856516164587" calcext:value-type="float">
            <text:p>0.864856516164587</text:p>
          </table:table-cell>
          <table:table-cell table:number-columns-repeated="2" office:value-type="float" office:value="0.860435743605936" calcext:value-type="float">
            <text:p>0.860435743605936</text:p>
          </table:table-cell>
          <table:table-cell office:value-type="float" office:value="0.859890709235547" calcext:value-type="float">
            <text:p>0.85989070923554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FIDF NGRAM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713921254604" calcext:value-type="float">
            <text:p>0.857713921254604</text:p>
          </table:table-cell>
          <table:table-cell table:number-columns-repeated="2" office:value-type="float" office:value="0.816861383012314" calcext:value-type="float">
            <text:p>0.816861383012314</text:p>
          </table:table-cell>
          <table:table-cell office:value-type="float" office:value="0.810976894429655" calcext:value-type="float">
            <text:p>0.8109768944296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9190911032834" calcext:value-type="float">
            <text:p>0.849190911032834</text:p>
          </table:table-cell>
          <table:table-cell table:number-columns-repeated="2" office:value-type="float" office:value="0.790653615408904" calcext:value-type="float">
            <text:p>0.790653615408904</text:p>
          </table:table-cell>
          <table:table-cell office:value-type="float" office:value="0.780779400705539" calcext:value-type="float">
            <text:p>0.7807794007055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5475772379496" calcext:value-type="float">
            <text:p>0.885475772379496</text:p>
          </table:table-cell>
          <table:table-cell table:number-columns-repeated="2" office:value-type="float" office:value="0.863909062203978" calcext:value-type="float">
            <text:p>0.863909062203978</text:p>
          </table:table-cell>
          <table:table-cell office:value-type="float" office:value="0.861732941710458" calcext:value-type="float">
            <text:p>0.8617329417104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3311761081068" calcext:value-type="float">
            <text:p>0.883311761081068</text:p>
          </table:table-cell>
          <table:table-cell table:number-columns-repeated="2" office:value-type="float" office:value="0.875907799179034" calcext:value-type="float">
            <text:p>0.875907799179034</text:p>
          </table:table-cell>
          <table:table-cell office:value-type="float" office:value="0.875174323829035" calcext:value-type="float">
            <text:p>0.8751743238290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0056817201007" calcext:value-type="float">
            <text:p>0.860056817201007</text:p>
          </table:table-cell>
          <table:table-cell table:number-columns-repeated="2" office:value-type="float" office:value="0.859488474897379" calcext:value-type="float">
            <text:p>0.859488474897379</text:p>
          </table:table-cell>
          <table:table-cell office:value-type="float" office:value="0.859386985721837" calcext:value-type="float">
            <text:p>0.85938698572183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F NGRAM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5788161809308" calcext:value-type="float">
            <text:p>0.855788161809308</text:p>
          </table:table-cell>
          <table:table-cell table:number-columns-repeated="2" office:value-type="float" office:value="0.826965582570256" calcext:value-type="float">
            <text:p>0.826965582570256</text:p>
          </table:table-cell>
          <table:table-cell office:value-type="float" office:value="0.822991482917058" calcext:value-type="float">
            <text:p>0.8229914829170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1616955256766" calcext:value-type="float">
            <text:p>0.821616955256766</text:p>
          </table:table-cell>
          <table:table-cell table:number-columns-repeated="2" office:value-type="float" office:value="0.731922955478371" calcext:value-type="float">
            <text:p>0.731922955478371</text:p>
          </table:table-cell>
          <table:table-cell office:value-type="float" office:value="0.710538170351274" calcext:value-type="float">
            <text:p>0.7105381703512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1310793427224" calcext:value-type="float">
            <text:p>0.871310793427224</text:p>
          </table:table-cell>
          <table:table-cell table:number-columns-repeated="2" office:value-type="float" office:value="0.838964319545311" calcext:value-type="float">
            <text:p>0.838964319545311</text:p>
          </table:table-cell>
          <table:table-cell office:value-type="float" office:value="0.835005177576252" calcext:value-type="float">
            <text:p>0.8350051775762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8394678799207" calcext:value-type="float">
            <text:p>0.868394678799207</text:p>
          </table:table-cell>
          <table:table-cell table:number-columns-repeated="2" office:value-type="float" office:value="0.854752131354594" calcext:value-type="float">
            <text:p>0.854752131354594</text:p>
          </table:table-cell>
          <table:table-cell office:value-type="float" office:value="0.853176349640056" calcext:value-type="float">
            <text:p>0.8531763496400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6919202089254" calcext:value-type="float">
            <text:p>0.856919202089254</text:p>
          </table:table-cell>
          <table:table-cell table:number-columns-repeated="2" office:value-type="float" office:value="0.855383643826966" calcext:value-type="float">
            <text:p>0.855383643826966</text:p>
          </table:table-cell>
          <table:table-cell office:value-type="float" office:value="0.855151105961723" calcext:value-type="float">
            <text:p>0.8551511059617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3:29:55.467386576</meta:creation-date>
    <dc:date>2018-02-27T13:49:27.081527523</dc:date>
    <meta:editing-duration>PT19M31S</meta:editing-duration>
    <meta:editing-cycles>5</meta:editing-cycles>
    <meta:generator>LibreOffice/5.2.7.2$Linux_X86_64 LibreOffice_project/20m0$Build-2</meta:generator>
    <meta:document-statistic meta:table-count="1" meta:cell-count="94" meta:object-count="0"/>
  </office:meta>
</office:document-meta>
</file>